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'Helvetica Neue', Roboto, Arial, sans-serif"/>
    <style:font-face style:name="Karla" svg:font-family="Karla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/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" form:apply-filter="true" form:control-implementation="ooo:com.sun.star.form.component.Form" office:target-frame="" xlink:href="https://www.google.com/search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nostra storia</text:p>
      <text:p text:style-name="Standard"><text:s/></text:p>
      <text:p text:style-name="Standard">La Casa di Cura ad indirizzo Polispecialistico, <text:s/>Galileo Health Center , è stata fondata nel 1990 e consta di un raggruppamento Medico e di un Raggruppamento Chirurgico articolati in Unità Funzionali, per un totale di oltre 600 posti letto sparsi in tutta Italia.</text:p>
      <text:p text:style-name="Standard"/>
      <text:p text:style-name="Standard">I nostri servizi</text:p>
      <text:p text:style-name="Standard">CARDIOLOGIA RIABILITATIVA</text:p>
      <text:p text:style-name="Standard">FISIOTERAPIA E RIABILITAZIONE </text:p>
      <text:p text:style-name="Standard">RADIOLOGIA ENDOSCOPIA </text:p>
      <text:p text:style-name="Standard">CENTRO PMA (PROCREAZIONE MEDICALMENTE ASSISTITA) </text:p>
      <text:p text:style-name="Standard">CHIRURGIA FACCIALE</text:p>
      <text:p text:style-name="Standard"/>
      <text:p text:style-name="Standard"/>
      <text:p text:style-name="Standard">chi siamo (card)</text:p>
      <text:p text:style-name="Standard"/>
      <text:p text:style-name="Standard">metti una parte dell'inizio del testo messo da stenico in modo da far iniziare la lettura all'utente che incuriosito vorrà continuare</text:p>
      <text:p text:style-name="Standard"/>
      <text:p text:style-name="Standard">dove trovarci (card)</text:p>
      <text:p text:style-name="Standard">Il Galileo Health Center ha strutture sparse in tutta Italia, scopri la più vicina a te:</text:p>
      <text:p text:style-name="Standard">[[[[pulsante]]]]</text:p>
      <text:p text:style-name="Standard"/>
      <text:p text:style-name="Standard">news e offerte (card)</text:p>
      <text:p text:style-name="Standard">Scopri novità sulla medicina, leggi articoli dei nostri primari o scopri le nostre imperdibili offerte</text:p>
      <text:p text:style-name="Standard"/>
      <text:p text:style-name="Standard"/>
      <text:p text:style-name="Standard"/>
      <text:p text:style-name="Standard"/>
      <text:p text:style-name="Standard">Footer</text:p>
      <text:p text:style-name="Standard"/>
      <text:p text:style-name="Standard">LINK RAPIDI:</text:p>
      <text:p text:style-name="Standard"/>
      <text:p text:style-name="Standard"><text:s/>HOME </text:p>
      <text:p text:style-name="Standard">CONVENZIONI </text:p>
      <text:p text:style-name="Standard">NEWS</text:p>
      <text:p text:style-name="Standard"><text:s/>DOCUMENTAZIONE</text:p>
      <text:p text:style-name="Standard"><text:s/>DOVE SIAMO </text:p>
      <text:p text:style-name="Standard"/>
      <text:p text:style-name="Standard">PRIVACY POLICY <text:s/>© 2019 Medi.San s.r.l. </text:p>
      <text:p text:style-name="Standard"/>
      <text:p text:style-name="Standard">ORARI DI RICEVIMENTO</text:p>
      <text:p text:style-name="Standard"><text:s/>Lunedì - Venerdì08:00 - 20:00 </text:p>
      <text:p text:style-name="Standard">Sabato08:00 - 20:00 Domenica chiuso</text:p>
      <text:p text:style-name="Standard"/>
      <text:p text:style-name="Standard"><text:s/>Sede legale Via Mario Dierno Ragusa</text:p>
      <text:p text:style-name="Standard"/>
      <text:list xml:id="list4568881290078122782" text:style-name="L5">
        <text:list-header>
          <text:p text:style-name="P1">F. e P.Iva 012122108555 Rea RG102802</text:p>
          <text:p text:style-name="P1">Telefono : 0932 64555601</text:p>
          <text:p text:style-name="P1"><text:s/>E-mail : <text:s/>info@galileohealthcenter.com </text:p>
        </text:list-header>
      </text:list>
      <text:p text:style-name="Standard"/>
      <text:p text:style-name="Standard">Sito Web Disegnato e sviluppato da : <text:s text:c="2"/>ERROR 404 informa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'Helvetica Neue', Roboto, Arial, sans-serif"/>
    <style:font-face style:name="Karla" svg:font-family="Karla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tore majorana</meta:initial-creator>
    <meta:creation-date>2020-01-24T12:31:04.21</meta:creation-date>
    <meta:document-statistic meta:table-count="0" meta:image-count="0" meta:object-count="0" meta:page-count="1" meta:paragraph-count="32" meta:word-count="184" meta:character-count="1229"/>
    <dc:date>2020-01-24T12:54:48.75</dc:date>
    <dc:creator>ettore majorana</dc:creator>
    <meta:editing-duration>PT8M13S</meta:editing-duration>
    <meta:editing-cycles>1</meta:editing-cycles>
    <meta:generator>OpenOffice/4.1.6$Win32 OpenOffice.org_project/416m1$Build-9790</meta:generator>
  </office:meta>
</office:document-meta>
</file>